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office:string-value="'Cities'" table:formula="of:= CHAR(39) &amp; [.D1] &amp; CHAR(39)" table:style-name="ce2">
            <text:p>'Cities'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Cities</text:p>
          </table:table-cell>
          <table:table-cell table:number-columns-repeated="16380"/>
        </table:table-row>
        <table:table-row table:style-name="ro1">
          <table:table-cell office:value-type="float" office:value="2" table:formula="of:=[.A1]+1" table:style-name="ce1">
            <text:p>2</text:p>
          </table:table-cell>
          <table:table-cell office:value-type="string" office:string-value="'Leaders'" table:formula="of:= CHAR(39) &amp; [.D2] &amp; CHAR(39)" table:style-name="ce2">
            <text:p>'Leaders'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Leaders</text:p>
          </table:table-cell>
          <table:table-cell table:number-columns-repeated="16380"/>
        </table:table-row>
        <table:table-row table:style-name="ro1">
          <table:table-cell office:value-type="float" office:value="3" table:formula="of:=[.A2]+1" table:style-name="ce1">
            <text:p>3</text:p>
          </table:table-cell>
          <table:table-cell office:value-type="string" office:string-value="'Pantheon'" table:formula="of:= CHAR(39) &amp; [.D3] &amp; CHAR(39)" table:style-name="ce2">
            <text:p>'Pantheon'</text:p>
          </table:table-cell>
          <table:table-cell office:value-type="float" office:value="46" table:style-name="ce1">
            <text:p>46</text:p>
          </table:table-cell>
          <table:table-cell office:value-type="string" table:style-name="ce2">
            <text:p>Pantheon</text:p>
          </table:table-cell>
          <table:table-cell table:number-columns-repeated="16380"/>
        </table:table-row>
        <table:table-row table:style-name="ro1">
          <table:table-cell office:value-type="float" office:value="4" table:formula="of:=[.A3]+1" table:style-name="ce1">
            <text:p>4</text:p>
          </table:table-cell>
          <table:table-cell office:value-type="string" office:string-value="'The crew'" table:formula="of:= CHAR(39) &amp; [.D4] &amp; CHAR(39)" table:style-name="ce2">
            <text:p>'The crew'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The crew</text:p>
          </table:table-cell>
          <table:table-cell table:number-columns-repeated="16380"/>
        </table:table-row>
        <table:table-row table:style-name="ro1">
          <table:table-cell office:value-type="float" office:value="5" table:formula="of:=[.A4]+1" table:style-name="ce1">
            <text:p>5</text:p>
          </table:table-cell>
          <table:table-cell office:value-type="string" office:string-value="'Chibis'" table:formula="of:= CHAR(39) &amp; [.D5] &amp; CHAR(39)" table:style-name="ce2">
            <text:p>'Chibis'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hibis</text:p>
          </table:table-cell>
          <table:table-cell table:number-columns-repeated="16380"/>
        </table:table-row>
        <table:table-row table:style-name="ro1">
          <table:table-cell office:value-type="float" office:value="6" table:formula="of:=[.A5]+1" table:style-name="ce1">
            <text:p>6</text:p>
          </table:table-cell>
          <table:table-cell office:value-type="string" office:string-value="'Memories'" table:formula="of:= CHAR(39) &amp; [.D6] &amp; CHAR(39)" table:style-name="ce2">
            <text:p>'Memories'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Memories</text:p>
          </table:table-cell>
          <table:table-cell table:number-columns-repeated="16380"/>
        </table:table-row>
        <table:table-row table:style-name="ro1">
          <table:table-cell office:value-type="float" office:value="7" table:formula="of:=[.A6]+1" table:style-name="ce1">
            <text:p>7</text:p>
          </table:table-cell>
          <table:table-cell office:value-type="string" office:string-value="'Universe'" table:formula="of:= CHAR(39) &amp; [.D7] &amp; CHAR(39)" table:style-name="ce2">
            <text:p>'Universe'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Universe</text:p>
          </table:table-cell>
          <table:table-cell table:number-columns-repeated="16380"/>
        </table:table-row>
        <table:table-row table:style-name="ro1">
          <table:table-cell office:value-type="float" office:value="8" table:formula="of:=[.A7]+1" table:style-name="ce1">
            <text:p>8</text:p>
          </table:table-cell>
          <table:table-cell office:value-type="string" office:string-value="'Mirrors'" table:formula="of:= CHAR(39) &amp; [.D8] &amp; CHAR(39)" table:style-name="ce2">
            <text:p>'Mirrors'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Mirrors</text:p>
          </table:table-cell>
          <table:table-cell table:number-columns-repeated="16380"/>
        </table:table-row>
        <table:table-row table:style-name="ro1">
          <table:table-cell office:value-type="float" office:value="9" table:formula="of:=[.A8]+1" table:style-name="ce1">
            <text:p>9</text:p>
          </table:table-cell>
          <table:table-cell office:value-type="string" office:string-value="'Harmonies'" table:formula="of:= CHAR(39) &amp; [.D9] &amp; CHAR(39)" table:style-name="ce2">
            <text:p>'Harmonies'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Harmonies</text:p>
          </table:table-cell>
          <table:table-cell table:number-columns-repeated="16380"/>
        </table:table-row>
        <table:table-row table:style-name="ro1">
          <table:table-cell office:value-type="float" office:value="10" table:formula="of:=[.A9]+1" table:style-name="ce1">
            <text:p>10</text:p>
          </table:table-cell>
          <table:table-cell office:value-type="string" office:string-value="'Quest'" table:formula="of:= CHAR(39) &amp; [.D10] &amp; CHAR(39)" table:style-name="ce2">
            <text:p>'Quest'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Quest</text:p>
          </table:table-cell>
          <table:table-cell table:number-columns-repeated="16380"/>
        </table:table-row>
        <table:table-row table:style-name="ro1">
          <table:table-cell office:value-type="float" office:value="11" table:formula="of:=[.A10]+1" table:style-name="ce1">
            <text:p>11</text:p>
          </table:table-cell>
          <table:table-cell office:value-type="string" office:string-value="'Corruption et Ascension'" table:formula="of:= CHAR(39) &amp; [.D11] &amp; CHAR(39)" table:style-name="ce2">
            <text:p>'Corruption et Ascension'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Corruption et Ascension</text:p>
          </table:table-cell>
          <table:table-cell table:number-columns-repeated="16380"/>
        </table:table-row>
        <table:table-row table:style-name="ro1">
          <table:table-cell office:value-type="float" office:value="12" table:formula="of:=[.A11]+1" table:style-name="ce1">
            <text:p>12</text:p>
          </table:table-cell>
          <table:table-cell office:value-type="string" office:string-value="'Corneille Rouge'" table:formula="of:= CHAR(39) &amp; [.D12] &amp; CHAR(39)" table:style-name="ce2">
            <text:p>'Corneille Rouge'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Corneille Rouge</text:p>
          </table:table-cell>
          <table:table-cell table:number-columns-repeated="16380"/>
        </table:table-row>
        <table:table-row table:style-name="ro1">
          <table:table-cell office:value-type="float" office:value="13" table:formula="of:=[.A12]+1" table:style-name="ce1">
            <text:p>13</text:p>
          </table:table-cell>
          <table:table-cell office:value-type="string" office:string-value="'Leviathan'" table:formula="of:= CHAR(39) &amp; [.D13] &amp; CHAR(39)" table:style-name="ce2">
            <text:p>'Leviathan'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Leviathan</text:p>
          </table:table-cell>
          <table:table-cell table:number-columns-repeated="16380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dc:creator>Microsoft Office User</dc:creator>
    <meta:creation-date>2017-10-20T23:41:04Z</meta:creation-date>
    <dc:date>2022-11-12T22:27:24Z</dc:date>
    <meta:editing-cycles>1</meta:editing-cycles>
    <meta:editing-duration>PT582S</meta:editing-duration>
  </office:meta>
</office:document-meta>
</file>